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6a9955" loext:opacity="100%"/>
    </style:style>
    <style:style style:name="T5" style:family="text">
      <style:text-properties fo:color="#569cd6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c586c0" loext:opacity="100%" style:font-name="Consolas" fo:font-size="10.5pt" fo:font-weight="normal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808080" loext:opacity="100%" style:font-name="Consolas" fo:font-size="10.5pt" fo:font-weight="normal"/>
    </style:style>
    <style:style style:name="T10" style:family="text">
      <style:text-properties fo:color="#4ec9b0" loext:opacity="100%" style:font-name="Consolas" fo:font-size="10.5pt" fo:font-weight="normal"/>
    </style:style>
    <style:style style:name="T11" style:family="text">
      <style:text-properties fo:color="#569cd6" loext:opacity="100%" style:font-name="Consolas" fo:font-size="10.5pt" fo:font-weight="normal"/>
    </style:style>
    <style:style style:name="T12" style:family="text">
      <style:text-properties fo:color="#9cdcfe" loext:opacity="100%" style:font-name="Consolas" fo:font-size="10.5pt" fo:font-weight="normal"/>
    </style:style>
    <style:style style:name="T13" style:family="text">
      <style:text-properties fo:color="#d4d4d4" loext:opacity="100%" style:font-name="Consolas" fo:font-size="10.5pt" fo:font-weight="normal"/>
    </style:style>
    <style:style style:name="T14" style:family="text">
      <style:text-properties fo:color="#ce9178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 <text:span text:style-name="T1">from</text:span> <text:span text:style-name="T3">"react"</text:span>;</text:p>
      <text:p text:style-name="P1"><text:span text:style-name="T1">import</text:span> { <text:span text:style-name="T2">BrowserRouter</text:span> <text:span text:style-name="T1">as</text:span> <text:span text:style-name="T2">Router</text:span>, <text:span text:style-name="T2">Routes</text:span>, <text:span text:style-name="T2">Route</text:span> } <text:span text:style-name="T1">from</text:span> <text:span text:style-name="T3">"react-router-dom"</text:span>;</text:p>
      <text:p text:style-name="P1"><text:span text:style-name="T1">import</text:span> <text:span text:style-name="T2">BarraNavegacion</text:span> <text:span text:style-name="T1">from</text:span> <text:span text:style-name="T3">"./componentes/BarraNavegacion"</text:span>;</text:p>
      <text:p text:style-name="P1"><text:span text:style-name="T1">import</text:span> <text:span text:style-name="T2">PiePagina</text:span> <text:span text:style-name="T1">from</text:span> <text:span text:style-name="T3">"./componentes/PiePagina"</text:span>;</text:p>
      <text:p text:style-name="P1"><text:span text:style-name="T1">import</text:span> <text:span text:style-name="T2">ResumenGeneral</text:span> <text:span text:style-name="T1">from</text:span> <text:span text:style-name="T3">"./componentes/ResumenGeneral"</text:span>;</text:p>
      <text:p text:style-name="P1"><text:span text:style-name="T1">import</text:span> <text:span text:style-name="T2">AltaIngreso</text:span> <text:span text:style-name="T1">from</text:span> <text:span text:style-name="T3">"./componentes/AltaIngreso"</text:span>;</text:p>
      <text:p text:style-name="P1"><text:span text:style-name="T1">import</text:span> <text:span text:style-name="T2">AltaEgreso</text:span> <text:span text:style-name="T1">from</text:span> <text:span text:style-name="T3">"./componentes/AltaEgreso"</text:span>;</text:p>
      <text:p text:style-name="P1"><text:span text:style-name="T1">import</text:span> <text:span text:style-name="T2">RegistrarDeuda</text:span> <text:span text:style-name="T1">from</text:span> <text:span text:style-name="T3">"./componentes/RegistrarDeuda"</text:span>;</text:p>
      <text:p text:style-name="P1"><text:span text:style-name="T1">import</text:span> <text:span text:style-name="T2">Informes</text:span> <text:span text:style-name="T1">from</text:span> <text:span text:style-name="T3">"./componentes/Informes"</text:span>;</text:p>
      <text:p text:style-name="P1"><text:span text:style-name="T1">import</text:span> <text:span text:style-name="T3">"./App.css"</text:span>; <text:span text:style-name="T4">// si tienes estilos generales del App</text:span></text:p>
      <text:p text:style-name="P2"/>
      <text:p text:style-name="P1"><text:span text:style-name="T5">function</text:span> <text:span text:style-name="T6">App</text:span>() {</text:p>
      <text:p text:style-name="P3">  <text:span text:style-name="T7">return</text:span><text:span text:style-name="T8"> (</text:span></text:p>
      <text:p text:style-name="P3">    <text:span text:style-name="T9">&lt;</text:span><text:span text:style-name="T10">Router</text:span><text:span text:style-name="T9">&gt;</text:span></text:p>
      <text:p text:style-name="P3">      <text:span text:style-name="T9">&lt;</text:span><text:span text:style-name="T11">div</text:span><text:span text:style-name="T8"> </text:span><text:span text:style-name="T12">className</text:span><text:span text:style-name="T13">=</text:span><text:span text:style-name="T14">"app-container"</text:span><text:span text:style-name="T9">&gt;</text:span></text:p>
      <text:p text:style-name="P3">        <text:span text:style-name="T9">&lt;</text:span><text:span text:style-name="T10">BarraNavegacion</text:span><text:span text:style-name="T8"> </text:span><text:span text:style-name="T9">/&gt;</text:span></text:p>
      <text:p text:style-name="P3">        <text:span text:style-name="T9">&lt;</text:span><text:span text:style-name="T11">div</text:span><text:span text:style-name="T8"> </text:span><text:span text:style-name="T12">className</text:span><text:span text:style-name="T13">=</text:span><text:span text:style-name="T14">"contenido-principal"</text:span><text:span text:style-name="T9">&gt;</text:span></text:p>
      <text:p text:style-name="P3">          <text:span text:style-name="T9">&lt;</text:span><text:span text:style-name="T10">Routes</text:span><text:span text:style-name="T9">&gt;</text:span></text:p>
      <text:p text:style-name="P3">            <text:span text:style-name="T9">&lt;</text:span><text:span text:style-name="T10">Route</text:span><text:span text:style-name="T8"> </text:span><text:span text:style-name="T12">path</text:span><text:span text:style-name="T13">=</text:span><text:span text:style-name="T14">"/"</text:span><text:span text:style-name="T8"> </text:span><text:span text:style-name="T12">element</text:span><text:span text:style-name="T13">=</text:span><text:span text:style-name="T11">{</text:span><text:span text:style-name="T9">&lt;</text:span><text:span text:style-name="T10">ResumenGeneral</text:span><text:span text:style-name="T13"> </text:span><text:span text:style-name="T9">/&gt;</text:span><text:span text:style-name="T11">}</text:span><text:span text:style-name="T8"> </text:span><text:span text:style-name="T9">/&gt;</text:span></text:p>
      <text:p text:style-name="P3">            <text:span text:style-name="T9">&lt;</text:span><text:span text:style-name="T10">Route</text:span><text:span text:style-name="T8"> </text:span><text:span text:style-name="T12">path</text:span><text:span text:style-name="T13">=</text:span><text:span text:style-name="T14">"/alta-ingreso"</text:span><text:span text:style-name="T8"> </text:span><text:span text:style-name="T12">element</text:span><text:span text:style-name="T13">=</text:span><text:span text:style-name="T11">{</text:span><text:span text:style-name="T9">&lt;</text:span><text:span text:style-name="T10">AltaIngreso</text:span><text:span text:style-name="T13"> </text:span><text:span text:style-name="T9">/&gt;</text:span><text:span text:style-name="T11">}</text:span><text:span text:style-name="T8"> </text:span><text:span text:style-name="T9">/&gt;</text:span></text:p>
      <text:p text:style-name="P3">            <text:span text:style-name="T9">&lt;</text:span><text:span text:style-name="T10">Route</text:span><text:span text:style-name="T8"> </text:span><text:span text:style-name="T12">path</text:span><text:span text:style-name="T13">=</text:span><text:span text:style-name="T14">"/alta-egreso"</text:span><text:span text:style-name="T8"> </text:span><text:span text:style-name="T12">element</text:span><text:span text:style-name="T13">=</text:span><text:span text:style-name="T11">{</text:span><text:span text:style-name="T9">&lt;</text:span><text:span text:style-name="T10">AltaEgreso</text:span><text:span text:style-name="T13"> </text:span><text:span text:style-name="T9">/&gt;</text:span><text:span text:style-name="T11">}</text:span><text:span text:style-name="T8"> </text:span><text:span text:style-name="T9">/&gt;</text:span></text:p>
      <text:p text:style-name="P3">            <text:span text:style-name="T9">&lt;</text:span><text:span text:style-name="T10">Route</text:span><text:span text:style-name="T8"> </text:span><text:span text:style-name="T12">path</text:span><text:span text:style-name="T13">=</text:span><text:span text:style-name="T14">"/registrar-deuda"</text:span><text:span text:style-name="T8"> </text:span><text:span text:style-name="T12">element</text:span><text:span text:style-name="T13">=</text:span><text:span text:style-name="T11">{</text:span><text:span text:style-name="T9">&lt;</text:span><text:span text:style-name="T10">RegistrarDeuda</text:span><text:span text:style-name="T13"> </text:span><text:span text:style-name="T9">/&gt;</text:span><text:span text:style-name="T11">}</text:span><text:span text:style-name="T8"> </text:span><text:span text:style-name="T9">/&gt;</text:span></text:p>
      <text:p text:style-name="P3">            <text:span text:style-name="T9">&lt;</text:span><text:span text:style-name="T10">Route</text:span><text:span text:style-name="T8"> </text:span><text:span text:style-name="T12">path</text:span><text:span text:style-name="T13">=</text:span><text:span text:style-name="T14">"/informes"</text:span><text:span text:style-name="T8"> </text:span><text:span text:style-name="T12">element</text:span><text:span text:style-name="T13">=</text:span><text:span text:style-name="T11">{</text:span><text:span text:style-name="T9">&lt;</text:span><text:span text:style-name="T10">Informes</text:span><text:span text:style-name="T13"> </text:span><text:span text:style-name="T9">/&gt;</text:span><text:span text:style-name="T11">}</text:span><text:span text:style-name="T8"> </text:span><text:span text:style-name="T9">/&gt;</text:span></text:p>
      <text:p text:style-name="P3">          <text:span text:style-name="T9">&lt;/</text:span><text:span text:style-name="T10">Routes</text:span><text:span text:style-name="T9">&gt;</text:span></text:p>
      <text:p text:style-name="P3">        <text:span text:style-name="T9">&lt;/</text:span><text:span text:style-name="T11">div</text:span><text:span text:style-name="T9">&gt;</text:span></text:p>
      <text:p text:style-name="P3">        <text:span text:style-name="T9">&lt;</text:span><text:span text:style-name="T10">PiePagina</text:span><text:span text:style-name="T8"> </text:span><text:span text:style-name="T9">/&gt;</text:span></text:p>
      <text:p text:style-name="P3">      <text:span text:style-name="T9">&lt;/</text:span><text:span text:style-name="T11">div</text:span><text:span text:style-name="T9">&gt;</text:span></text:p>
      <text:p text:style-name="P3">    <text:span text:style-name="T9">&lt;/</text:span><text:span text:style-name="T10">Router</text:span><text:span text:style-name="T9">&gt;</text:span></text:p>
      <text:p text:style-name="P3">  <text:span text:style-name="T8">);</text:span></text:p>
      <text:p text:style-name="P1">}</text:p>
      <text:p text:style-name="P2"/>
      <text:p text:style-name="P1"><text:span text:style-name="T1">export</text:span> <text:span text:style-name="T1">default</text:span> <text:span text:style-name="T6">App</text:span>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5T15:30:07.734472500</meta:creation-date>
    <dc:date>2025-09-05T15:30:15.412083600</dc:date>
    <meta:editing-duration>PT7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30" meta:word-count="100" meta:character-count="1126" meta:non-whitespace-character-count="920"/>
  </office:meta>
</office:document-meta>
</file>